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KW15T120</text:p>
          </table:table-cell>
          <table:table-cell/>
          <table:table-cell office:value-type="string" calcext:value-type="string">
            <text:p>IGBT Транзистор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N35-300E Fairchild</text:p>
          </table:table-cell>
          <table:table-cell/>
          <table:table-cell office:value-type="string" calcext:value-type="string">
            <text:p>оптопара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на макетку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PP20N60S5</text:p>
          </table:table-cell>
          <table:table-cell/>
          <table:table-cell office:value-type="string" calcext:value-type="string">
            <text:p>mosfet n channe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Напряжение дрыгателя </text:p>
          </table:table-cell>
          <table:table-cell/>
          <table:table-cell office:value-type="string" calcext:value-type="string">
            <text:p>220в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Дрыгатель </text:p>
          </table:table-cell>
          <table:table-cell/>
          <table:table-cell office:value-type="string" calcext:value-type="string">
            <text:p>П-42/1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Клемник 2EDGK-5.08-02P-14-00A (H) Degso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Код товару: 19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лемник 2EDGRC-5.08-02P-14-00A (H) Degso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Код товару: 11825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Клемник 2EDGK-5.08-06P-14-00A(H) Degso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Код товару: 175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DGVC-5.08-06P Degso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Код товару: 12266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4-х канальний модуль реле 5В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А з опторозв'язкою (low level) код: AOC1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Конектори Dupon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2:31:05.271000000</meta:creation-date>
    <dc:date>2022-11-25T16:49:08.994000000</dc:date>
    <meta:editing-duration>PT3H53M51S</meta:editing-duration>
    <meta:editing-cycles>7</meta:editing-cycles>
    <meta:generator>LibreOffice/7.3.5.2$Windows_X86_64 LibreOffice_project/184fe81b8c8c30d8b5082578aee2fed2ea847c01</meta:generator>
    <meta:document-statistic meta:table-count="1" meta:cell-count="29" meta:object-count="0"/>
  </office:meta>
</office:document-meta>
</file>